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/>
            <mn>0</mn>
            <mo stretchy="false">∀</mo>
          </mrow>
        </mtd>
      </mtr>
      <mtr>
        <mtd>
          <mrow>
            <mn>24</mn>
            <mi>f</mi>
            <mn>66253</mn>
          </mrow>
        </mtd>
      </mtr>
      <mtr>
        <mtd>
          <mrow>
            <mn>6983</mn>
            <mrow>
              <mroot>
                <mrow/>
                <mn>36</mn>
              </mroot>
              <mo stretchy="false">=</mo>
              <mfrac>
                <mn>1</mn>
                <mrow>
                  <mi mathvariant="normal">σ</mi>
                  <msqrt>
                    <mrow>
                      <mi>x</mi>
                      <mn>2</mn>
                      <mi mathvariant="normal">π</mi>
                    </mrow>
                  </msqrt>
                </mrow>
              </mfrac>
            </mrow>
            <msup>
              <mi>e</mi>
              <mrow>
                <mo stretchy="false">−</mo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μ</mi>
                        </mrow>
                      </mrow>
                      <mo fence="true" stretchy="false">)</mo>
                    </mrow>
                    <mn>2</mn>
                  </msup>
                  <mrow>
                    <mi>y</mi>
                    <mn>2</mn>
                    <msup>
                      <mi mathvariant="normal">σ</mi>
                      <mn>2</mn>
                    </msup>
                  </mrow>
                </mfrac>
              </mrow>
            </msup>
            <mi>f</mi>
            <mrow>
              <mo fence="true" stretchy="false">(</mo>
              <mrow>
                <mi>x</mi>
              </mrow>
              <mo fence="true" stretchy="false">)</mo>
            </mrow>
            <mn>0</mn>
            <mrow>
              <mo fence="true" stretchy="false">(</mo>
              <mrow>
                <mi>k</mi>
              </mrow>
              <mo fence="true" stretchy="false">)</mo>
            </mrow>
            <mn>0</mn>
          </mrow>
        </mtd>
      </mtr>
      <mtr>
        <mtd>
          <mrow>
            <mi>w</mi>
            <mo stretchy="false">∘</mo>
            <mrow>
              <mi>n</mi>
              <mo stretchy="false">=</mo>
              <mrow>
                <mi>k</mi>
                <mo stretchy="false">∨</mo>
                <mi>b</mi>
              </mrow>
            </mrow>
            <mrow>
              <mn>600</mn>
              <mo stretchy="false">/</mo>
              <mn>1640</mn>
            </mrow>
            <mtable>
              <mtr>
                <mtd>
                  <mn>590</mn>
                </mtd>
                <mtd>
                  <mn>200</mn>
                </mtd>
              </mtr>
              <mtr>
                <mtd>
                  <mn>6000</mn>
                </mtd>
                <mtd>
                  <mn>10000</mn>
                </mtd>
              </mtr>
            </mtable>
            <mrow>
              <mo fence="true" stretchy="true">⟦</mo>
              <mrow>
                <mrow>
                  <mrow>
                    <mn>64</mn>
                    <mo stretchy="false">/</mo>
                    <mn>25</mn>
                  </mrow>
                  <mrow>
                    <mo fence="true" stretchy="true">⟦</mo>
                    <mrow>
                      <mrow>
                        <mn>32</mn>
                        <mo stretchy="false">/</mo>
                        <mn>65</mn>
                      </mrow>
                    </mrow>
                    <mo fence="true" stretchy="true">⟧</mo>
                  </mrow>
                  <mrow>
                    <mn>84</mn>
                    <mo stretchy="false">/</mo>
                    <mn>350</mn>
                  </mrow>
                </mrow>
              </mrow>
              <mo fence="true" stretchy="true">⟧</mo>
            </mrow>
            <mrow>
              <mn>250</mn>
              <mo stretchy="false">/</mo>
              <mn>980</mn>
            </mrow>
            <mrow>
              <munderover>
                <mo stretchy="false">∰</mo>
                <mi>x</mi>
                <mi>y</mi>
              </munderover>
              <mrow>
                <mo stretchy="false">∫</mo>
                <mi mathvariant="normal">∅</mi>
              </mrow>
            </mrow>
            <mrow>
              <mi mathvariant="normal">ℤ</mi>
              <mo stretchy="false">∋</mo>
              <mn>652</mn>
              <mo stretchy="false">⊅</mo>
              <mn>1640</mn>
            </mrow>
            <mi mathvariant="normal">ℵ</mi>
            <mrow>
              <mn>10000</mn>
              <mo stretchy="false">∪</mo>
              <mn>590</mn>
            </mrow>
            <mi mathvariant="normal">ℜ</mi>
            <mn>1000000</mn>
            <mrow>
              <mo stretchy="false">∰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false">(</mo>
              <mrow>
                <mi>k</mi>
              </mrow>
              <mo fence="true" stretchy="false">)</mo>
            </mrow>
            <mrow>
              <mo fence="true" stretchy="false">(</mo>
              <mrow>
                <mi>l</mi>
              </mrow>
              <mo fence="true" stretchy="false">)</mo>
            </mrow>
            <mrow>
              <mo stretchy="false">∏</mo>
              <mrow>
                <mi>l</mi>
                <mo stretchy="false">!</mo>
              </mrow>
            </mrow>
            <mn>3</mn>
            <mi>exp</mi>
            <mrow>
              <mo fence="true" stretchy="false">(</mo>
              <mrow>
                <mrow>
                  <mrow/>
                  <mrow>
                    <mrow>
                      <mi>x</mi>
                      <mo stretchy="false">∄</mo>
                      <mrow>
                        <mo stretchy="false">∑</mo>
                        <mn>10</mn>
                      </mrow>
                      <mo stretchy="false">↑</mo>
                      <mn>10</mn>
                    </mrow>
                    <mo stretchy="false">∂</mo>
                    <mi mathvariant="normal">ℜ</mi>
                    <mn>200035822441652200233665225554458955662223</mn>
                  </mrow>
                </mrow>
              </mrow>
              <mo fence="true" stretchy="false">)</mo>
            </mrow>
            <mo stretchy="false">⋱</mo>
            <mi>k</mi>
            <mi>log</mi>
            <mrow>
              <mo fence="true" stretchy="false">(</mo>
              <mrow>
                <mn>503</mn>
              </mrow>
              <mo fence="true" stretchy="false">)</mo>
            </mrow>
            <mi>tan</mi>
            <mrow>
              <mo fence="true" stretchy="false">(</mo>
              <mrow>
                <mrow/>
              </mrow>
              <mo fence="true" stretchy="false">)</mo>
            </mrow>
            <mi>x</mi>
            <mrow>
              <mn>01000101</mn>
              <mo>∖</mo>
              <mn>222360</mn>
            </mrow>
          </mrow>
        </mtd>
      </mtr>
    </mtable>
    <annotation encoding="StarMath 5.0">w circ n = k or b 600/1640 matrix{590 # 200 ## 6000 # 10000} left ldbracket64/25 left ldbracket32/65 right rdbracket84/350 right rdbracket250/980 lllint from{x} to{y} int emptyset setZ  owns 652 nsupset 1640 aleph 10000 union 590 Re {1000000} lllint V( x )( k )( l ) prod fact {l} 3 exp( from{0} forall to{x notexists sum 10 uparrow 10 } partial Re200035822441652200233665225554458955662223 )  dotsdown k log(503) tan(6983 nroot{36}{24 f 66253 ) = {1} over {%sigma sqrt{x2%pi} }e^-{{(x-%mu)^2} over {y2%sigma^2}}f(x)0(k)0} )x01000101 widebslash 222360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52:31.088974717</meta:creation-date>
    <meta:generator>LibreOffice/4.2.8.2$Linux_X86_64 LibreOffice_project/420m0$Build-2</meta:generator>
  </office:meta>
</office:document-meta>
</file>